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2.8291in"/>
    </style:style>
    <style:style style:name="co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5106"/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table table:name="Balance 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table:number-columns-spanned="3" table:number-rows-spanned="1">
            <text:p>PT DOMUS JAYA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2" office:value-type="string" table:number-columns-spanned="3" table:number-rows-spanned="1">
            <text:p>Balance Sheet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style-name="ce3" office:value-type="string" table:number-columns-spanned="3" table:number-rows-spanned="1">
            <text:p>per <text:a xlink:href="relatorio://period_stop.date_stop">period_stop.date_stop</text:a>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table:number-columns-repeated="3"/>
          <table:table-cell table:style-name="ce4" table:number-columns-repeated="1018"/>
        </table:table-row>
        <table:table-row table:style-name="ro2">
          <table:table-cell table:number-columns-repeated="1021"/>
        </table:table-row>
        <table:table-row table:style-name="ro2">
          <table:table-cell table:style-name="ce4" office:value-type="string">
            <text:p>Account Code</text:p>
          </table:table-cell>
          <table:table-cell table:style-name="ce4" office:value-type="string">
            <text:p>Account Name</text:p>
          </table:table-cell>
          <table:table-cell table:style-name="ce6" office:value-type="string">
            <text:p>Balanc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<text:span text:style-name="T1"><text:a xlink:href="relatorio://for%20each=%22account%20in%20accounts%22">for each="account in accounts"</text:a></text:span></text:p>
          </table:table-cell>
          <table:table-cell table:number-columns-repeated="1020"/>
        </table:table-row>
        <table:table-row table:style-name="ro2">
          <table:table-cell office:value-type="string">
            <text:p><text:a xlink:href="relatorio://account.code">account.code</text:a></text:p>
          </table:table-cell>
          <table:table-cell office:value-type="string">
            <text:p><text:a xlink:href="relatorio://account.name">account.name</text:a></text:p>
          </table:table-cell>
          <table:table-cell table:style-name="ce7" office:value-type="string">
            <text:p><text:a xlink:href="relatorio://account.balance">account.balance</text:a>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<text:span text:style-name="T1"><text:a xlink:href="relatorio:///for">/for</text:a></text:span></text:p>
          </table:table-cell>
          <table:table-cell table:number-columns-repeated="1020"/>
        </table:table-row>
      </table:table>
      <table:database-ranges>
        <table:database-range table:name="__Anonymous_Sheet_DB__0" table:target-range-address="'Balance Sheet'.A5:'Balance Sheet'.C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5106P0" style:volatile="true" number:language="id" number:country="ID">
      <number:number number:decimal-places="2" number:min-integer-digits="0" number:grouping="true"/>
      <number:text> </number:text>
    </number:number-style>
    <number:number-style style:name="N5106" number:language="id" number:country="ID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5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0">01/20/2012</text:date>, <text:time>10:29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9-11-30T19:08:14</meta:creation-date>
    <dc:creator>Ahmad Tanwir</dc:creator>
    <dc:date>2012-01-20T10:29:26</dc:date>
    <meta:editing-cycles>59</meta:editing-cycles>
    <meta:editing-duration>PT11H46M23S</meta:editing-duration>
    <meta:document-statistic meta:table-count="1" meta:cell-count="1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